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41cm"/>
    </style:style>
    <style:style style:name="co3" style:family="table-column">
      <style:table-column-properties fo:break-before="auto" style:column-width="5.405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5.152cm"/>
    </style:style>
    <style:style style:name="co6" style:family="table-column">
      <style:table-column-properties fo:break-before="auto" style:column-width="5.946cm"/>
    </style:style>
    <style:style style:name="co7" style:family="table-column">
      <style:table-column-properties fo:break-before="auto" style:column-width="3.911cm"/>
    </style:style>
    <style:style style:name="co8" style:family="table-column">
      <style:table-column-properties fo:break-before="auto" style:column-width="5.308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6.008cm"/>
    </style:style>
    <style:style style:name="co11" style:family="table-column">
      <style:table-column-properties fo:break-before="auto" style:column-width="6.417cm"/>
    </style:style>
    <style:style style:name="co12" style:family="table-column">
      <style:table-column-properties fo:break-before="auto" style:column-width="5.576cm"/>
    </style:style>
    <style:style style:name="co13" style:family="table-column">
      <style:table-column-properties fo:break-before="auto" style:column-width="4.941cm"/>
    </style:style>
    <style:style style:name="co14" style:family="table-column">
      <style:table-column-properties fo:break-before="auto" style:column-width="4.782cm"/>
    </style:style>
    <style:style style:name="co15" style:family="table-column">
      <style:table-column-properties fo:break-before="auto" style:column-width="6.3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eeeeee" fo:border="0.002cm solid #000000"/>
    </style:style>
    <style:style style:name="ce3" style:family="table-cell" style:parent-style-name="Default">
      <style:table-cell-properties fo:background-color="#b2b2b2" fo:border="0.002cm solid #000000"/>
    </style:style>
    <style:style style:name="ce4" style:family="table-cell" style:parent-style-name="Default" style:data-style-name="N109"/>
    <style:style style:name="ce5" style:family="table-cell" style:parent-style-name="Default">
      <style:table-cell-properties fo:background-color="#cccccc" fo:border="0.002cm solid #000000"/>
    </style:style>
    <style:style style:name="ce6" style:family="table-cell" style:parent-style-name="Default">
      <style:table-cell-properties fo:background-color="#ccff99" fo:border="0.002cm solid #000000"/>
    </style:style>
    <style:style style:name="ce7" style:family="table-cell" style:parent-style-name="Default" style:data-style-name="N109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double</text:p>
          </table:table-cell>
          <table:table-cell office:value-type="string">
            <text:p>błąd względny</text:p>
          </table:table-cell>
          <table:table-cell table:number-columns-repeated="2"/>
        </table:table-row>
        <table:table-row table:style-name="ro1">
          <table:table-cell office:value-type="string">
            <text:p>Epsilon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office:value-type="string">
            <text:p>bibliotecz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.0045338055262489413000000</text:p>
          </table:table-cell>
          <table:table-cell office:value-type="string">
            <text:p>0.0010967189678587899000000</text:p>
          </table:table-cell>
          <table:table-cell office:value-type="string">
            <text:p><text:s/>0.0000464980750174082480000</text:p>
          </table:table-cell>
          <table:table-cell/>
        </table:table-row>
        <table:table-row table:style-name="ro1">
          <table:table-cell/>
          <table:table-cell office:value-type="string">
            <text:p>0.0010967189678587899000000</text:p>
          </table:table-cell>
          <table:table-cell office:value-type="string">
            <text:p><text:s/>0.0002374473282611319000000</text:p>
          </table:table-cell>
          <table:table-cell office:value-type="string">
            <text:p>0.0000083082243685673492000</text:p>
          </table:table-cell>
          <table:table-cell/>
        </table:table-row>
        <table:table-row table:style-name="ro1">
          <table:table-cell/>
          <table:table-cell office:value-type="string">
            <text:p><text:s/>0.0045338055262489413000000</text:p>
          </table:table-cell>
          <table:table-cell office:value-type="string">
            <text:p>0.0010967189678587899000000</text:p>
          </table:table-cell>
          <table:table-cell office:value-type="string">
            <text:p>0.0000464980750174082480000</text:p>
          </table:table-cell>
          <table:table-cell/>
        </table:table-row>
        <table:table-row table:style-name="ro1">
          <table:table-cell/>
          <table:table-cell office:value-type="string">
            <text:p>0.0010967189678586697000000</text:p>
          </table:table-cell>
          <table:table-cell office:value-type="string">
            <text:p><text:s text:c="2"/>0.0002374473282611319000000</text:p>
          </table:table-cell>
          <table:table-cell office:value-type="string">
            <text:p>0.00000830822436856734920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.0038029920616760521000000</text:p>
          </table:table-cell>
          <table:table-cell office:value-type="string">
            <text:p><text:s text:c="2"/>0.0002923369506475417300000</text:p>
          </table:table-cell>
          <table:table-cell office:value-type="string">
            <text:p><text:s/>0.0000161490485560962170000</text:p>
          </table:table-cell>
          <table:table-cell/>
        </table:table-row>
        <table:table-row table:style-name="ro1">
          <table:table-cell/>
          <table:table-cell office:value-type="string">
            <text:p>0.0011024881301154282000000</text:p>
          </table:table-cell>
          <table:table-cell office:value-type="string">
            <text:p>0.0000713866289742084480000</text:p>
          </table:table-cell>
          <table:table-cell office:value-type="string">
            <text:p>0.0000249350456667718650000</text:p>
          </table:table-cell>
          <table:table-cell/>
        </table:table-row>
        <table:table-row table:style-name="ro1">
          <table:table-cell/>
          <table:table-cell office:value-type="string">
            <text:p>0.0038029920616760521000000</text:p>
          </table:table-cell>
          <table:table-cell office:value-type="string">
            <text:p>0.0002923369506475417300000</text:p>
          </table:table-cell>
          <table:table-cell office:value-type="string">
            <text:p><text:s/>0.0000161490485560962170000</text:p>
          </table:table-cell>
          <table:table-cell/>
        </table:table-row>
        <table:table-row table:style-name="ro1">
          <table:table-cell/>
          <table:table-cell office:value-type="string">
            <text:p>0.0011024881301154282000000</text:p>
          </table:table-cell>
          <table:table-cell office:value-type="string">
            <text:p>0.0000713866289743853220000</text:p>
          </table:table-cell>
          <table:table-cell office:value-type="string">
            <text:p>0.00000340191461330526890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.0009152291472700349700000</text:p>
          </table:table-cell>
          <table:table-cell office:value-type="string">
            <text:p><text:s text:c="2"/>0.0003624672769700957300000</text:p>
          </table:table-cell>
          <table:table-cell office:value-type="string">
            <text:p>0.0003624672769700957300000</text:p>
          </table:table-cell>
          <table:table-cell/>
        </table:table-row>
        <table:table-row table:style-name="ro1">
          <table:table-cell/>
          <table:table-cell office:value-type="string">
            <text:p><text:s/>0.0002737168228554941600000</text:p>
          </table:table-cell>
          <table:table-cell table:number-columns-repeated="2" office:value-type="string">
            <text:p>0.0042067027997195194000000</text:p>
          </table:table-cell>
          <table:table-cell/>
        </table:table-row>
        <table:table-row table:style-name="ro1">
          <table:table-cell/>
          <table:table-cell office:value-type="string">
            <text:p>0.0009152291472700349700000</text:p>
          </table:table-cell>
          <table:table-cell office:value-type="string">
            <text:p>0.0000763284153432977240000</text:p>
          </table:table-cell>
          <table:table-cell office:value-type="string">
            <text:p>0.0000048926107198014617000</text:p>
          </table:table-cell>
          <table:table-cell/>
        </table:table-row>
        <table:table-row table:style-name="ro1">
          <table:table-cell/>
          <table:table-cell office:value-type="string">
            <text:p><text:s/>0.0002737168228553640000000</text:p>
          </table:table-cell>
          <table:table-cell office:value-type="string">
            <text:p>0.0000199317274826701800000</text:p>
          </table:table-cell>
          <table:table-cell office:value-type="string">
            <text:p>0.0000011328315290842824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<text:s/>0.0022382939127042175000000</text:p>
          </table:table-cell>
          <table:table-cell office:value-type="string">
            <text:p><text:s text:c="2"/>0.0022382939127042175000000</text:p>
          </table:table-cell>
          <table:table-cell/>
        </table:table-row>
        <table:table-row table:style-name="ro1">
          <table:table-cell/>
          <table:table-cell office:value-type="string">
            <text:p>0.0276558780629578700000000</text:p>
          </table:table-cell>
          <table:table-cell table:number-columns-repeated="2" office:value-type="string">
            <text:p><text:s/>0.0276558780629578700000000</text:p>
          </table:table-cell>
          <table:table-cell/>
        </table:table-row>
        <table:table-row table:style-name="ro1">
          <table:table-cell/>
          <table:table-cell office:value-type="string">
            <text:p><text:s/>0.0002262536761770102900000</text:p>
          </table:table-cell>
          <table:table-cell office:value-type="string">
            <text:p>.0000198690436306539760000</text:p>
          </table:table-cell>
          <table:table-cell office:value-type="string">
            <text:p>0.0000054163382703517798000</text:p>
          </table:table-cell>
          <table:table-cell/>
        </table:table-row>
        <table:table-row table:style-name="ro1">
          <table:table-cell/>
          <table:table-cell office:value-type="string">
            <text:p><text:s/>0.0000690082418559495480000</text:p>
          </table:table-cell>
          <table:table-cell office:value-type="string">
            <text:p>.0000054163382699687718000</text:p>
          </table:table-cell>
          <table:table-cell office:value-type="string">
            <text:p><text:s/>0.00000140169789205385500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0.0079288970139596172000000</text:p>
          </table:table-cell>
          <table:table-cell table:number-columns-repeated="2" office:value-type="string">
            <text:p><text:s/>0.0079288970139596172000000</text:p>
          </table:table-cell>
          <table:table-cell/>
        </table:table-row>
        <table:table-row table:style-name="ro1">
          <table:table-cell/>
          <table:table-cell office:value-type="string">
            <text:p>.0086043364907234313000000</text:p>
          </table:table-cell>
          <table:table-cell office:value-type="string">
            <text:p><text:s/>0.0086043364907234313000000</text:p>
          </table:table-cell>
          <table:table-cell office:value-type="string">
            <text:p><text:s text:c="2"/>0.0086043364907234313000000</text:p>
          </table:table-cell>
          <table:table-cell/>
        </table:table-row>
        <table:table-row table:style-name="ro1">
          <table:table-cell/>
          <table:table-cell office:value-type="string">
            <text:p><text:s/>0.0001748774354135119000000</text:p>
          </table:table-cell>
          <table:table-cell office:value-type="string">
            <text:p><text:s/>0.0000175970420938335230000</text:p>
          </table:table-cell>
          <table:table-cell office:value-type="string">
            <text:p><text:s/>0.0000014551069899380518000</text:p>
          </table:table-cell>
          <table:table-cell/>
        </table:table-row>
        <table:table-row table:style-name="ro1">
          <table:table-cell/>
          <table:table-cell office:value-type="string">
            <text:p><text:s/>0.0000569171404237883440000</text:p>
          </table:table-cell>
          <table:table-cell office:value-type="string">
            <text:p><text:s/>0.0000051801689372726542000</text:p>
          </table:table-cell>
          <table:table-cell office:value-type="string">
            <text:p>0.00000039080357649439437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</table:table>
      <table:table table:name="Arkusz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float</text:p>
          </table:table-cell>
          <table:table-cell office:value-type="string">
            <text:p>błąd względny</text:p>
          </table:table-cell>
          <table:table-cell table:number-columns-repeated="4"/>
        </table:table-row>
        <table:table-row table:style-name="ro1">
          <table:table-cell office:value-type="string">
            <text:p>Epsilon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.0045337583869695663000000</text:p>
          </table:table-cell>
          <table:table-cell office:value-type="string">
            <text:p>0.0010966719128191471000000</text:p>
          </table:table-cell>
          <table:table-cell office:value-type="string">
            <text:p><text:s text:c="2"/>0.000046463683247566223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.0010967365233227611000000</text:p>
          </table:table-cell>
          <table:table-cell office:value-type="string">
            <text:p><text:s/>0.0002374810428591445100000</text:p>
          </table:table-cell>
          <table:table-cell office:value-type="string">
            <text:p>0.0000083247432485222816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<text:s/>0.0045337583869695663000000</text:p>
          </table:table-cell>
          <table:table-cell office:value-type="string">
            <text:p><text:s/>0.0010966719128191471000000</text:p>
          </table:table-cell>
          <table:table-cell office:value-type="string">
            <text:p>0.000046463683247566223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.0010967365233227611000000</text:p>
          </table:table-cell>
          <table:table-cell office:value-type="string">
            <text:p><text:s/>0.0002374810428591445100000</text:p>
          </table:table-cell>
          <table:table-cell office:value-type="string">
            <text:p><text:s/>0.000008324743248522281600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0.0038029151037335396000000</text:p>
          </table:table-cell>
          <table:table-cell office:value-type="string">
            <text:p><text:s/>0.0002922908752225339400000</text:p>
          </table:table-cell>
          <table:table-cell office:value-type="string">
            <text:p>0.000016048459656303748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<text:s/>0.0011025007115676999000000</text:p>
          </table:table-cell>
          <table:table-cell office:value-type="string">
            <text:p><text:s/>0.0000714108973625116050000</text:p>
          </table:table-cell>
          <table:table-cell office:value-type="string">
            <text:p><text:s/>0.000024879860575310886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.0038029151037335396000000</text:p>
          </table:table-cell>
          <table:table-cell office:value-type="string">
            <text:p>0.0002922908752225339400000</text:p>
          </table:table-cell>
          <table:table-cell office:value-type="string">
            <text:p>0.000016048459656303748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<text:s/>0.0011025007115676999000000</text:p>
          </table:table-cell>
          <table:table-cell office:value-type="string">
            <text:p>0.0000714108973625116050000</text:p>
          </table:table-cell>
          <table:table-cell office:value-type="string">
            <text:p>0.000003418606638661003700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0.0009152090642601251600000</text:p>
          </table:table-cell>
          <table:table-cell office:value-type="string">
            <text:p><text:s/>0.0003624784003477543600000</text:p>
          </table:table-cell>
          <table:table-cell office:value-type="string">
            <text:p>0.00036247840034775436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.0002736055175773799400000</text:p>
          </table:table-cell>
          <table:table-cell office:value-type="string">
            <text:p><text:s/>0.0042067896574735641000000</text:p>
          </table:table-cell>
          <table:table-cell office:value-type="string">
            <text:p>0.0042067896574735641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.0009152090642601251600000</text:p>
          </table:table-cell>
          <table:table-cell office:value-type="string">
            <text:p>0.0000762965355534106490000</text:p>
          </table:table-cell>
          <table:table-cell office:value-type="string">
            <text:p>0.0000048908032113104127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.0002736753958743065600000</text:p>
          </table:table-cell>
          <table:table-cell office:value-type="string">
            <text:p>0.0000199125570361502470000</text:p>
          </table:table-cell>
          <table:table-cell office:value-type="string">
            <text:p>0.000001117897909352905100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.0022384426556527615000000</text:p>
          </table:table-cell>
          <table:table-cell office:value-type="string">
            <text:p><text:s/>0.0022384426556527615000000</text:p>
          </table:table-cell>
          <table:table-cell office:value-type="string">
            <text:p>0.0022384426556527615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.0276558510959148410000000</text:p>
          </table:table-cell>
          <table:table-cell table:number-columns-repeated="2" office:value-type="string">
            <text:p><text:s/>0.0276558510959148410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.0002260855835629627100000</text:p>
          </table:table-cell>
          <table:table-cell office:value-type="string">
            <text:p><text:s/>0.0000197400786419166250000</text:p>
          </table:table-cell>
          <table:table-cell office:value-type="string">
            <text:p><text:s/>0.000005243458417680813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.0000689874650561250750000</text:p>
          </table:table-cell>
          <table:table-cell office:value-type="string">
            <text:p>0.0000053462713367480319000</text:p>
          </table:table-cell>
          <table:table-cell office:value-type="string">
            <text:p>0.000001542193672321445800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0.0079287840053439140000000</text:p>
          </table:table-cell>
          <table:table-cell table:number-columns-repeated="2" office:value-type="string">
            <text:p><text:s/>0.0079287840053439140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.0086042983457446098000000</text:p>
          </table:table-cell>
          <table:table-cell office:value-type="string">
            <text:p><text:s text:c="3"/>0.0086042983457446098000000</text:p>
          </table:table-cell>
          <table:table-cell office:value-type="string">
            <text:p>0.0086042983457446098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.0001750437077134847600000</text:p>
          </table:table-cell>
          <table:table-cell office:value-type="string">
            <text:p>0.0000177766960405278950000</text:p>
          </table:table-cell>
          <table:table-cell office:value-type="string">
            <text:p>0.0000016642012496959069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.0000568854229641146960000</text:p>
          </table:table-cell>
          <table:table-cell office:value-type="string">
            <text:p><text:s text:c="2"/>0.0000051438946684356779000</text:p>
          </table:table-cell>
          <table:table-cell office:value-type="string">
            <text:p>0.0000003782275541652779800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table:number-columns-repeated="2"/>
          <table:table-cell table:number-columns-repeated="4"/>
        </table:table-row>
      </table:table>
      <table:table table:name="Arkusz3" table:style-name="ta1" table:print="false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3" table:default-cell-style-name="ce4"/>
        <table:table-column table:style-name="co14" table:default-cell-style-name="ce4"/>
        <table:table-column table:style-name="co15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>
            <text:p>liczba</text:p>
          </table:table-cell>
          <table:table-cell table:style-name="Default" office:value-type="string">
            <text:p>0.5</text:p>
          </table:table-cell>
          <table:table-cell table:style-name="Default" office:value-type="string">
            <text:p>typ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>
            <text:p>biblio</text:p>
          </table:table-cell>
          <table:table-cell table:style-name="Default" office:value-type="string">
            <text:p>1.6487212181091309</text:p>
          </table:table-cell>
          <table:table-cell table:style-name="Default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>
            <text:p>ilosc iteracji</text:p>
          </table:table-cell>
          <table:table-cell table:style-name="ce2" office:value-type="string">
            <text:p>blad x=0.5</text:p>
          </table:table-cell>
          <table:table-cell table:style-name="ce2" office:value-type="string">
            <text:p>od końca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.0000000000000000000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0.3934693336486816400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0.0902039781212806700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0.0143876466900110240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0.0017515666550025344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0.00017208373174071312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0.00001409929791407194</text:p>
          </table:table-cell>
          <table:table-cell office:value-type="string">
            <text:p>0.00001417160183336819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.00000093995316774453</text:p>
          </table:table-cell>
          <table:table-cell office:value-type="string">
            <text:p>0.000000101225725757104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"/>
          <table:table-cell>
            <draw:frame table:end-cell-address="Arkusz3.Y43" table:end-x="0.669cm" table:end-y="0.177cm" draw:z-index="0" draw:style-name="gr1" draw:text-style-name="P1" svg:width="18.207cm" svg:height="9.384cm" svg:x="0.527cm" svg:y="0.277cm">
              <draw:object draw:notify-on-update-of-ranges="Arkusz3.E27:Arkusz3.G27 Arkusz3.D28:Arkusz3.D28 Arkusz3.E31:Arkusz3.G31 Arkusz3.D32:Arkusz3.D32 Arkusz3.E35:Arkusz3.G35 Arkusz3.D36:Arkusz3.D36 Arkusz3.E39:Arkusz3.G39 Arkusz3.D40:Arkusz3.D40 Arkusz3.E43:Arkusz3.G43 Arkusz3.D44:Arkusz3.D44 Arkusz3.E47:Arkusz3.G4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float</text:p>
          </table:table-cell>
          <table:table-cell table:style-name="Default" office:value-type="string">
            <text:p>błąd względny</text:p>
          </table:table-cell>
          <table:table-cell table:number-columns-repeated="1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 office:value-type="string">
            <text:p>Epsilon</text:p>
          </table:table-cell>
          <table:table-cell table:style-name="Default" office:value-type="string">
            <text:p>0.1</text:p>
          </table:table-cell>
          <table:table-cell table:style-name="Default" office:value-type="string">
            <text:p>0.01</text:p>
          </table:table-cell>
          <table:table-cell office:value-type="string">
            <text:p>0.001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 office:value-type="string">
            <text:p>X=2</text:p>
          </table:table-cell>
          <table:table-cell office:value-type="float" office:value="0.00453375838696957">
            <text:p>0,00453375838696957000</text:p>
          </table:table-cell>
          <table:table-cell office:value-type="float" office:value="0.00109667191281915">
            <text:p>0,00109667191281915000</text:p>
          </table:table-cell>
          <table:table-cell table:style-name="ce4" office:value-type="float" office:value="0.0000464636832475662">
            <text:p>0,00004646368324756620</text:p>
          </table:table-cell>
          <table:table-cell>
            <draw:frame table:end-cell-address="Arkusz3.O48" table:end-x="1.577cm" table:end-y="0.102cm" draw:z-index="2" draw:style-name="gr1" draw:text-style-name="P1" svg:width="15.999cm" svg:height="8.999cm" svg:x="1.385cm" svg:y="0.136cm">
              <draw:object draw:notify-on-update-of-ranges="Arkusz3.P59:Arkusz3.P59 Arkusz3.E27:Arkusz3.G27 Arkusz3.D28:Arkusz3.D28 Arkusz3.E28:Arkusz3.G28 Arkusz3.D32:Arkusz3.D32 Arkusz3.E32:Arkusz3.G32 Arkusz3.D36:Arkusz3.D36 Arkusz3.E36:Arkusz3.G36 Arkusz3.D40:Arkusz3.D40 Arkusz3.E40:Arkusz3.G40 Arkusz3.D44:Arkusz3.D44 Arkusz3.E44:Arkusz3.G4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office:value-type="float" office:value="0.00109673652332276">
            <text:p>0,00109673652332276000</text:p>
          </table:table-cell>
          <table:table-cell office:value-type="float" office:value="0.000237481042859144">
            <text:p>0,00023748104285914400</text:p>
          </table:table-cell>
          <table:table-cell table:style-name="ce4" office:value-type="float" office:value="0.00000832474324852228">
            <text:p>0,00000832474324852228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office:value-type="float" office:value="0.00453375838696957">
            <text:p>0,00453375838696957000</text:p>
          </table:table-cell>
          <table:table-cell office:value-type="float" office:value="0.00109667191281915">
            <text:p>0,00109667191281915000</text:p>
          </table:table-cell>
          <table:table-cell table:style-name="ce4" office:value-type="float" office:value="0.0000464636832475662">
            <text:p>0,00004646368324756620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office:value-type="float" office:value="0.00109673652332276">
            <text:p>0,00109673652332276000</text:p>
          </table:table-cell>
          <table:table-cell office:value-type="float" office:value="0.000237481042859144">
            <text:p>0,00023748104285914400</text:p>
          </table:table-cell>
          <table:table-cell table:style-name="ce4" office:value-type="float" office:value="0.00000832474324852228">
            <text:p>0,00000832474324852228</text:p>
          </table:table-cell>
          <table:table-cell table:number-columns-repeated="5"/>
          <table:table-cell/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 office:value-type="string">
            <text:p>X=3</text:p>
          </table:table-cell>
          <table:table-cell office:value-type="float" office:value="0.00380291510373354">
            <text:p>0,00380291510373354000</text:p>
          </table:table-cell>
          <table:table-cell office:value-type="float" office:value="0.000292290875222534">
            <text:p>0,00029229087522253400</text:p>
          </table:table-cell>
          <table:table-cell table:style-name="ce4" office:value-type="float" office:value="0.0000160484596563037">
            <text:p>0,00001604845965630370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office:value-type="float" office:value="0.0011025007115677">
            <text:p>0,00110250071156770000</text:p>
          </table:table-cell>
          <table:table-cell office:value-type="float" office:value="0.0000714108973625116">
            <text:p>0,00007141089736251160</text:p>
          </table:table-cell>
          <table:table-cell table:style-name="ce4" office:value-type="float" office:value="0.0000248798605753109">
            <text:p>0,00002487986057531090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0.00000007230408982650</text:p>
          </table:table-cell>
          <table:table-cell office:value-type="float" office:value="0">
            <text:p>0</text:p>
          </table:table-cell>
          <table:table-cell/>
          <table:table-cell office:value-type="float" office:value="0.00380291510373354">
            <text:p>0,00380291510373354000</text:p>
          </table:table-cell>
          <table:table-cell office:value-type="float" office:value="0.000292290875222534">
            <text:p>0,00029229087522253400</text:p>
          </table:table-cell>
          <table:table-cell table:style-name="ce4" office:value-type="float" office:value="0.0000160484596563037">
            <text:p>0,00001604845965630370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office:value-type="float" office:value="0.0011025007115677">
            <text:p>0,00110250071156770000</text:p>
          </table:table-cell>
          <table:table-cell office:value-type="float" office:value="0.0000714108973625116">
            <text:p>0,00007141089736251160</text:p>
          </table:table-cell>
          <table:table-cell table:style-name="ce4" office:value-type="float" office:value="0.000003418606638661">
            <text:p>0,00000341860663866100</text:p>
          </table:table-cell>
          <table:table-cell table:number-columns-repeated="11"/>
        </table:table-row>
        <table:table-row table:style-name="ro1">
          <table:table-cell table:style-name="Default" office:value-type="string">
            <text:p>liczba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typ</text:p>
          </table:table-cell>
          <table:table-cell office:value-type="string">
            <text:p>X=4</text:p>
          </table:table-cell>
          <table:table-cell office:value-type="float" office:value="0.000915209064260125">
            <text:p>0,00091520906426012500</text:p>
          </table:table-cell>
          <table:table-cell office:value-type="float" office:value="0.000362478400347754">
            <text:p>0,00036247840034775400</text:p>
          </table:table-cell>
          <table:table-cell table:style-name="ce4" office:value-type="float" office:value="0.000362478400347754">
            <text:p>0,00036247840034775400</text:p>
          </table:table-cell>
          <table:table-cell table:number-columns-repeated="11"/>
        </table:table-row>
        <table:table-row table:style-name="ro1">
          <table:table-cell table:style-name="Default" office:value-type="string">
            <text:p>biblio</text:p>
          </table:table-cell>
          <table:table-cell table:style-name="Default" office:value-type="string">
            <text:p>7.38905620574951170000</text:p>
          </table:table-cell>
          <table:table-cell table:style-name="Default"/>
          <table:table-cell/>
          <table:table-cell office:value-type="float" office:value="0.00027360551757738">
            <text:p>0,00027360551757738000</text:p>
          </table:table-cell>
          <table:table-cell office:value-type="float" office:value="0.00420678965747356">
            <text:p>0,00420678965747356000</text:p>
          </table:table-cell>
          <table:table-cell table:style-name="ce4" office:value-type="float" office:value="0.00420678965747356">
            <text:p>0,00420678965747356000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office:value-type="float" office:value="0.000915209064260125">
            <text:p>0,00091520906426012500</text:p>
          </table:table-cell>
          <table:table-cell office:value-type="float" office:value="0.0000762965355534107">
            <text:p>0,00007629653555341070</text:p>
          </table:table-cell>
          <table:table-cell table:style-name="ce4" office:value-type="float" office:value="0.00000489080321131041">
            <text:p>0,00000489080321131041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ilosc iteracji</text:p>
          </table:table-cell>
          <table:table-cell table:style-name="ce2" office:value-type="string">
            <text:p>blad x=2</text:p>
          </table:table-cell>
          <table:table-cell table:style-name="ce2"/>
          <table:table-cell/>
          <table:table-cell office:value-type="float" office:value="0.000273675395874306">
            <text:p>0,00027367539587430600</text:p>
          </table:table-cell>
          <table:table-cell office:value-type="float" office:value="0.0000199125570361502">
            <text:p>0,00001991255703615020</text:p>
          </table:table-cell>
          <table:table-cell table:style-name="ce4" office:value-type="float" office:value="0.00000111789790935291">
            <text:p>0,0000011178979093529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.00000000000000000000</text:p>
          </table:table-cell>
          <table:table-cell office:value-type="string">
            <text:p>X=5</text:p>
          </table:table-cell>
          <table:table-cell table:number-columns-repeated="2" office:value-type="float" office:value="0.00223844265565276">
            <text:p>0,00223844265565276000</text:p>
          </table:table-cell>
          <table:table-cell table:style-name="ce4" office:value-type="float" office:value="0.00223844265565276">
            <text:p>0,00223844265565276000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0.86466473340988159000</text:p>
          </table:table-cell>
          <table:table-cell/>
          <table:table-cell table:number-columns-repeated="2" office:value-type="float" office:value="0.0276558510959148">
            <text:p>0,02765585109591480000</text:p>
          </table:table-cell>
          <table:table-cell table:style-name="ce4" office:value-type="float" office:value="0.276558510959148">
            <text:p>0,27655851095914800000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0.59399414062500000000</text:p>
          </table:table-cell>
          <table:table-cell/>
          <table:table-cell office:value-type="float" office:value="0.000226085583562963">
            <text:p>0,00022608558356296300</text:p>
          </table:table-cell>
          <table:table-cell office:value-type="float" office:value="0.0000197400786419166">
            <text:p>0,00001974007864191660</text:p>
          </table:table-cell>
          <table:table-cell table:style-name="ce4" office:value-type="float" office:value="0.00000524345841768081">
            <text:p>0,00000524345841768081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0.32332360744476318000</text:p>
          </table:table-cell>
          <table:table-cell/>
          <table:table-cell office:value-type="float" office:value="0.0000689874650561251">
            <text:p>0,00006898746505612510</text:p>
          </table:table-cell>
          <table:table-cell office:value-type="float" office:value="0.00000534627133674803">
            <text:p>0,00000534627133674803</text:p>
          </table:table-cell>
          <table:table-cell table:style-name="ce4" office:value-type="float" office:value="0.00000154219367232145">
            <text:p>0,00000154219367232145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0.14287653565406799000</text:p>
          </table:table-cell>
          <table:table-cell office:value-type="string">
            <text:p>X=6</text:p>
          </table:table-cell>
          <table:table-cell table:number-columns-repeated="2" office:value-type="float" office:value="0.00792878400534391">
            <text:p>0,00792878400534391000</text:p>
          </table:table-cell>
          <table:table-cell table:style-name="ce4" office:value-type="float" office:value="0.00792878400534391">
            <text:p>0,00792878400534391000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0.05265302956104278600</text:p>
          </table:table-cell>
          <table:table-cell/>
          <table:table-cell table:number-columns-repeated="2" office:value-type="float" office:value="0.00860429834574461">
            <text:p>0,00860429834574461000</text:p>
          </table:table-cell>
          <table:table-cell table:style-name="ce4" office:value-type="float" office:value="0.00860429834574461">
            <text:p>0,00860429834574461000</text:p>
          </table:table-cell>
          <table:table-cell table:number-columns-repeated="10"/>
          <table:table-cell>
            <draw:frame table:end-cell-address="Arkusz3.Y64" table:end-x="0.832cm" table:end-y="0.443cm" draw:z-index="1" draw:style-name="gr1" draw:text-style-name="P1" svg:width="15.999cm" svg:height="8.999cm" svg:x="0.64cm" svg:y="0.025cm">
              <draw:object draw:notify-on-update-of-ranges="Arkusz3.E27:Arkusz3.G27 Arkusz3.D28:Arkusz3.D28 Arkusz3.E30:Arkusz3.G30 Arkusz3.D32:Arkusz3.D32 Arkusz3.E34:Arkusz3.G34 Arkusz3.D36:Arkusz3.D36 Arkusz3.E38:Arkusz3.G38 Arkusz3.D40:Arkusz3.D40 Arkusz3.E42:Arkusz3.G42 Arkusz3.D44:Arkusz3.D44 Arkusz3.E46:Arkusz3.G4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0.01656359247863292700</text:p>
          </table:table-cell>
          <table:table-cell office:value-type="string">
            <text:p>0.01656365767121315000</text:p>
          </table:table-cell>
          <table:table-cell/>
          <table:table-cell office:value-type="float" office:value="0.000175043707713485">
            <text:p>0,00017504370771348500</text:p>
          </table:table-cell>
          <table:table-cell office:value-type="float" office:value="0.0000177766960405279">
            <text:p>0,00001777669604052790</text:p>
          </table:table-cell>
          <table:table-cell table:style-name="ce4" office:value-type="float" office:value="0.00000166420124969591">
            <text:p>0,00000166420124969591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.00453375838696956630</text:p>
          </table:table-cell>
          <table:table-cell office:value-type="string">
            <text:p>0.00453382264822721480</text:p>
          </table:table-cell>
          <table:table-cell/>
          <table:table-cell office:value-type="float" office:value="0.0000568854229641147">
            <text:p>0,00005688542296411470</text:p>
          </table:table-cell>
          <table:table-cell office:value-type="float" office:value="0.00000514389466843568">
            <text:p>0,00000514389466843568</text:p>
          </table:table-cell>
          <table:table-cell table:style-name="ce4" office:value-type="float" office:value="0.000000378227554165278">
            <text:p>0,0000003782275541652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.00109667191281914710</text:p>
          </table:table-cell>
          <table:table-cell office:value-type="string">
            <text:p>0.00109673652332276110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.00023741650511510670</text:p>
          </table:table-cell>
          <table:table-cell office:value-type="string">
            <text:p>0.00023748104285914451</text:p>
          </table:table-cell>
          <table:table-cell/>
          <table:table-cell table:style-name="Default" office:value-type="string">
            <text:p>double</text:p>
          </table:table-cell>
          <table:table-cell table:style-name="Default" office:value-type="string">
            <text:p>błąd względny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string">
            <text:p>0.00004646368324756622</text:p>
          </table:table-cell>
          <table:table-cell office:value-type="string">
            <text:p>Epsilon</text:p>
          </table:table-cell>
          <table:table-cell table:style-name="Default" office:value-type="string">
            <text:p>0.1</text:p>
          </table:table-cell>
          <table:table-cell table:style-name="Default" office:value-type="string">
            <text:p>0.01</text:p>
          </table:table-cell>
          <table:table-cell office:value-type="string">
            <text:p>0.001</text:p>
          </table:table-cell>
          <table:table-cell>
            <draw:frame table:end-cell-address="Arkusz3.O70" table:end-x="1.796cm" table:end-y="0.165cm" draw:z-index="3" draw:style-name="gr1" draw:text-style-name="P1" svg:width="15.999cm" svg:height="8.999cm" svg:x="1.604cm" svg:y="0.199cm">
              <draw:object draw:notify-on-update-of-ranges="Arkusz3.M31:Arkusz3.M31 Arkusz3.E27:Arkusz3.G27 Arkusz3.D28:Arkusz3.D28 Arkusz3.E29:Arkusz3.G29 Arkusz3.D32:Arkusz3.D32 Arkusz3.E33:Arkusz3.G33 Arkusz3.D36:Arkusz3.D36 Arkusz3.E37:Arkusz3.G37 Arkusz3.D40:Arkusz3.D40 Arkusz3.E41:Arkusz3.G41 Arkusz3.D44:Arkusz3.D44 Arkusz3.E45:Arkusz3.G4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0.00000826021005195798</text:p>
          </table:table-cell>
          <table:table-cell office:value-type="string">
            <text:p>0.00000832474324852228</text:p>
          </table:table-cell>
          <table:table-cell office:value-type="float" office:value="2">
            <text:p>2</text:p>
          </table:table-cell>
          <table:table-cell office:value-type="float" office:value="0.00453380552624894">
            <text:p>0,00453380552624894000</text:p>
          </table:table-cell>
          <table:table-cell office:value-type="float" office:value="0.00109671896785879">
            <text:p>0,00109671896785879000</text:p>
          </table:table-cell>
          <table:table-cell table:style-name="ce4" office:value-type="float" office:value="0.0000464980750174083">
            <text:p>0,00004649807501740830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0.00000129065779219673</text:p>
          </table:table-cell>
          <table:table-cell office:value-type="string">
            <text:p>0.00000141972361689113</text:p>
          </table:table-cell>
          <table:table-cell/>
          <table:table-cell office:value-type="float" office:value="0.00109671896785879">
            <text:p>0,00109671896785879000</text:p>
          </table:table-cell>
          <table:table-cell office:value-type="float" office:value="0.000237447328261132">
            <text:p>0,00023744732826113200</text:p>
          </table:table-cell>
          <table:table-cell table:style-name="ce4" office:value-type="float" office:value="0.00000830822436856735">
            <text:p>0,00000830822436856735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0.00000012906578206184</text:p>
          </table:table-cell>
          <table:table-cell office:value-type="string">
            <text:p>0.00000025813156412369</text:p>
          </table:table-cell>
          <table:table-cell/>
          <table:table-cell office:value-type="float" office:value="0.00453380552624894">
            <text:p>0,00453380552624894000</text:p>
          </table:table-cell>
          <table:table-cell office:value-type="float" office:value="0.00109671896785879">
            <text:p>0,00109671896785879000</text:p>
          </table:table-cell>
          <table:table-cell table:style-name="ce4" office:value-type="float" office:value="0.0000464980750174083">
            <text:p>0,00004649807501740830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0.00000006453289103092</text:p>
          </table:table-cell>
          <table:table-cell office:value-type="string">
            <text:p>0.00000000000000000000</text:p>
          </table:table-cell>
          <table:table-cell/>
          <table:table-cell office:value-type="float" office:value="0.00109671896785867">
            <text:p>0,00109671896785867000</text:p>
          </table:table-cell>
          <table:table-cell office:value-type="float" office:value="0.000237447328261132">
            <text:p>0,00023744732826113200</text:p>
          </table:table-cell>
          <table:table-cell table:style-name="ce4" office:value-type="float" office:value="0.00000830822436856735">
            <text:p>0,00000830822436856735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0.000000064532891030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0380299206167605">
            <text:p>0,00380299206167605000</text:p>
          </table:table-cell>
          <table:table-cell office:value-type="float" office:value="0.000292336950647542">
            <text:p>0,00029233695064754200</text:p>
          </table:table-cell>
          <table:table-cell table:style-name="ce4" office:value-type="float" office:value="0.0000161490485560962">
            <text:p>0,00001614904855609620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0.00000006453289103092</text:p>
          </table:table-cell>
          <table:table-cell office:value-type="float" office:value="0">
            <text:p>0</text:p>
          </table:table-cell>
          <table:table-cell/>
          <table:table-cell office:value-type="float" office:value="0.00110248813011543">
            <text:p>0,00110248813011543000</text:p>
          </table:table-cell>
          <table:table-cell office:value-type="float" office:value="0.0000713866289742085">
            <text:p>0,00007138662897420850</text:p>
          </table:table-cell>
          <table:table-cell table:style-name="ce4" office:value-type="float" office:value="0.0000249350456667719">
            <text:p>0,00002493504566677190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0.00000006453289103092</text:p>
          </table:table-cell>
          <table:table-cell office:value-type="float" office:value="0">
            <text:p>0</text:p>
          </table:table-cell>
          <table:table-cell/>
          <table:table-cell office:value-type="float" office:value="0.00380299206167605">
            <text:p>0,00380299206167605000</text:p>
          </table:table-cell>
          <table:table-cell office:value-type="float" office:value="0.000292336950647542">
            <text:p>0,00029233695064754200</text:p>
          </table:table-cell>
          <table:table-cell table:style-name="ce4" office:value-type="float" office:value="0.0000161490485560962">
            <text:p>0,00001614904855609620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0.00000006453289103092</text:p>
          </table:table-cell>
          <table:table-cell office:value-type="float" office:value="0">
            <text:p>0</text:p>
          </table:table-cell>
          <table:table-cell/>
          <table:table-cell office:value-type="float" office:value="0.00110248813011543">
            <text:p>0,00110248813011543000</text:p>
          </table:table-cell>
          <table:table-cell office:value-type="float" office:value="0.0000713866289743853">
            <text:p>0,00007138662897438530</text:p>
          </table:table-cell>
          <table:table-cell table:style-name="ce4" office:value-type="float" office:value="0.00000340191461330527">
            <text:p>0,00000340191461330527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0.0000000645328910309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00915229147270035">
            <text:p>0,00091522914727003500</text:p>
          </table:table-cell>
          <table:table-cell office:value-type="float" office:value="0.000362467276970096">
            <text:p>0,00036246727697009600</text:p>
          </table:table-cell>
          <table:table-cell table:style-name="ce4" office:value-type="float" office:value="0.000362467276970096">
            <text:p>0,00036246727697009600</text:p>
          </table:table-cell>
          <table:table-cell table:number-columns-repeated="8"/>
          <table:table-cell/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0.00000006453289103092</text:p>
          </table:table-cell>
          <table:table-cell office:value-type="float" office:value="0">
            <text:p>0</text:p>
          </table:table-cell>
          <table:table-cell/>
          <table:table-cell office:value-type="float" office:value="0.000273716822855494">
            <text:p>0,00027371682285549400</text:p>
          </table:table-cell>
          <table:table-cell office:value-type="float" office:value="0.00420670279971952">
            <text:p>0,00420670279971952000</text:p>
          </table:table-cell>
          <table:table-cell table:style-name="ce4" office:value-type="float" office:value="0.00420670279971952">
            <text:p>0,00420670279971952000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0.00000006453289103092</text:p>
          </table:table-cell>
          <table:table-cell office:value-type="float" office:value="0">
            <text:p>0</text:p>
          </table:table-cell>
          <table:table-cell/>
          <table:table-cell office:value-type="float" office:value="0.000915229147270035">
            <text:p>0,00091522914727003500</text:p>
          </table:table-cell>
          <table:table-cell office:value-type="float" office:value="0.0000763284153432977">
            <text:p>0,00007632841534329770</text:p>
          </table:table-cell>
          <table:table-cell table:style-name="ce4" office:value-type="float" office:value="0.00000489261071980146">
            <text:p>0,00000489261071980146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0.00000006453289103092</text:p>
          </table:table-cell>
          <table:table-cell office:value-type="float" office:value="0">
            <text:p>0</text:p>
          </table:table-cell>
          <table:table-cell/>
          <table:table-cell office:value-type="float" office:value="0.000273716822855364">
            <text:p>0,00027371682285536400</text:p>
          </table:table-cell>
          <table:table-cell office:value-type="float" office:value="0.0000199317274826702">
            <text:p>0,00001993172748267020</text:p>
          </table:table-cell>
          <table:table-cell table:style-name="ce4" office:value-type="float" office:value="0.00000113283152908428">
            <text:p>0,00000113283152908428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0.0000000645328910309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.00223829391270422">
            <text:p>0,00223829391270422000</text:p>
          </table:table-cell>
          <table:table-cell table:style-name="ce4" office:value-type="float" office:value="0.00223829391270422">
            <text:p>0,00223829391270422000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0.0000000645328910309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0276558780629579">
            <text:p>0,02765587806295790000</text:p>
          </table:table-cell>
          <table:table-cell table:style-name="ce4" office:value-type="float" office:value="0.0276558780629579">
            <text:p>0,02765587806295790000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0.00000006453289103092</text:p>
          </table:table-cell>
          <table:table-cell office:value-type="float" office:value="0">
            <text:p>0</text:p>
          </table:table-cell>
          <table:table-cell/>
          <table:table-cell office:value-type="float" office:value="0.00022625367617701">
            <text:p>0,00022625367617701000</text:p>
          </table:table-cell>
          <table:table-cell office:value-type="float" office:value="0.000019869043630654">
            <text:p>0,00001986904363065400</text:p>
          </table:table-cell>
          <table:table-cell table:style-name="ce4" office:value-type="float" office:value="0.00000541633827035178">
            <text:p>0,00000541633827035178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0.00000006453289103092</text:p>
          </table:table-cell>
          <table:table-cell office:value-type="float" office:value="0">
            <text:p>0</text:p>
          </table:table-cell>
          <table:table-cell/>
          <table:table-cell office:value-type="float" office:value="0.0000690082418559495">
            <text:p>0,00006900824185594950</text:p>
          </table:table-cell>
          <table:table-cell office:value-type="float" office:value="0.00000541633826996877">
            <text:p>0,00000541633826996877</text:p>
          </table:table-cell>
          <table:table-cell table:style-name="ce4" office:value-type="float" office:value="0.00000140169789205386">
            <text:p>0,00000140169789205386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0.0000000645328910309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.00792889701395962">
            <text:p>0,00792889701395962000</text:p>
          </table:table-cell>
          <table:table-cell table:style-name="ce4" office:value-type="float" office:value="0.00792889701395962">
            <text:p>0,00792889701395962000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0.0000000645328910309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00860433649072343">
            <text:p>0,00860433649072343000</text:p>
          </table:table-cell>
          <table:table-cell table:style-name="ce4" office:value-type="float" office:value="0.00860433649072343">
            <text:p>0,00860433649072343000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0.00000006453289103092</text:p>
          </table:table-cell>
          <table:table-cell office:value-type="float" office:value="0">
            <text:p>0</text:p>
          </table:table-cell>
          <table:table-cell/>
          <table:table-cell office:value-type="float" office:value="0.000174877435413512">
            <text:p>0,00017487743541351200</text:p>
          </table:table-cell>
          <table:table-cell office:value-type="float" office:value="0.0000175970420938335">
            <text:p>0,00001759704209383350</text:p>
          </table:table-cell>
          <table:table-cell table:style-name="ce4" office:value-type="float" office:value="0.00000145510698993805">
            <text:p>0,00000145510698993805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office:value-type="float" office:value="0.0000569171404237883">
            <text:p>0,00005691714042378830</text:p>
          </table:table-cell>
          <table:table-cell office:value-type="float" office:value="0.00000518016893727265">
            <text:p>0,00000518016893727265</text:p>
          </table:table-cell>
          <table:table-cell table:style-name="ce4" office:value-type="float" office:value="0.000000390803576494394">
            <text:p>0,00000039080357649440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3"/>
          <table:table-cell/>
          <table:table-cell table:style-name="Default" office:value-type="string">
            <text:p>Liczba 2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3" office:value-type="string">
            <text:p>Epsilon</text:p>
          </table:table-cell>
          <table:table-cell table:style-name="ce3" office:value-type="string">
            <text:p>float</text:p>
          </table:table-cell>
          <table:table-cell table:style-name="ce3" office:value-type="string">
            <text:p>double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1" office:value-type="string">
            <text:p>0.1</text:p>
          </table:table-cell>
          <table:table-cell table:style-name="ce7" office:value-type="float" office:value="0.00109673652332276">
            <text:p>0,00109673652332276000</text:p>
          </table:table-cell>
          <table:table-cell table:style-name="ce7" office:value-type="float" office:value="0.00109671896785879">
            <text:p>0,00109671896785879000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1" office:value-type="string">
            <text:p>0.01</text:p>
          </table:table-cell>
          <table:table-cell table:style-name="ce7" office:value-type="float" office:value="0.000237481042859144">
            <text:p>0,00023748104285914400</text:p>
          </table:table-cell>
          <table:table-cell table:style-name="ce7" office:value-type="float" office:value="0.000237447328261132">
            <text:p>0,00023744732826113200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1" office:value-type="string">
            <text:p>0.001</text:p>
          </table:table-cell>
          <table:table-cell table:style-name="ce7" office:value-type="float" office:value="0.00000832474324852228">
            <text:p>0,00000832474324852228</text:p>
          </table:table-cell>
          <table:table-cell table:style-name="ce7" office:value-type="float" office:value="0.00000830822436856735">
            <text:p>0,00000830822436856735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4"/>
          <table:table-cell table:number-columns-repeated="1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3" table:number-columns-repeated="3"/>
          <table:table-cell table:number-columns-repeated="12"/>
        </table:table-row>
        <table:table-row table:style-name="ro1" table:number-rows-repeated="3">
          <table:table-cell table:style-name="Default" table:number-columns-repeated="3"/>
          <table:table-cell table:style-name="ce1"/>
          <table:table-cell table:number-columns-repeated="1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4"/>
          <table:table-cell table:style-name="Default" office:value-type="string">
            <text:p>X=6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4"/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style-name="Default" office:value-type="string">
            <text:p>X=6</text:p>
          </table:table-cell>
          <table:table-cell/>
          <table:table-cell table:style-name="ce4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3" office:value-type="string">
            <text:p>Epsilon</text:p>
          </table:table-cell>
          <table:table-cell table:style-name="ce3" office:value-type="string">
            <text:p>float</text:p>
          </table:table-cell>
          <table:table-cell table:style-name="ce3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1" office:value-type="string">
            <text:p>0.1</text:p>
          </table:table-cell>
          <table:table-cell table:style-name="ce7" office:value-type="float" office:value="0.00792878400534391">
            <text:p>0,00792878400534391000</text:p>
          </table:table-cell>
          <table:table-cell/>
          <table:table-cell table:style-name="ce4" table:number-columns-repeated="2"/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" office:value-type="string">
            <text:p>0.01</text:p>
          </table:table-cell>
          <table:table-cell table:style-name="ce7" office:value-type="float" office:value="0.00792878400534391">
            <text:p>0,00792878400534391000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1" office:value-type="string">
            <text:p>0.001</text:p>
          </table:table-cell>
          <table:table-cell table:style-name="ce7" office:value-type="float" office:value="0.00792878400534391">
            <text:p>0,00792878400534391000</text:p>
          </table:table-cell>
          <table:table-cell table:style-name="Default"/>
          <table:table-cell table:number-columns-repeated="12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3"/>
          <table:table-cell/>
          <table:table-cell table:style-name="Default" office:value-type="string">
            <text:p>X=4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5" office:value-type="string">
            <text:p>Epsilon</text:p>
          </table:table-cell>
          <table:table-cell table:style-name="ce5" office:value-type="string">
            <text:p>0.1</text:p>
          </table:table-cell>
          <table:table-cell table:style-name="ce5" office:value-type="string">
            <text:p>0.01</text:p>
          </table:table-cell>
          <table:table-cell table:style-name="ce5" office:value-type="string">
            <text:p>0.001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6" office:value-type="string">
            <text:p>Od najmniejszych-wzór</text:p>
          </table:table-cell>
          <table:table-cell table:style-name="ce7" office:value-type="float" office:value="0.000915209064260125">
            <text:p>0,00091520906426012500</text:p>
          </table:table-cell>
          <table:table-cell table:number-columns-repeated="2" table:style-name="ce7" office:value-type="float" office:value="0.000362478400347754">
            <text:p>0,00036247840034775400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6" office:value-type="string">
            <text:p>Od największych-wzór</text:p>
          </table:table-cell>
          <table:table-cell table:style-name="ce7" office:value-type="float" office:value="0.00027360551757738">
            <text:p>0,00027360551757738000</text:p>
          </table:table-cell>
          <table:table-cell table:number-columns-repeated="2" table:style-name="ce7" office:value-type="float" office:value="0.00420678965747356">
            <text:p>0,00420678965747356000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6" office:value-type="string">
            <text:p>Od najmniejszych-pop. Wyraz</text:p>
          </table:table-cell>
          <table:table-cell table:style-name="ce7" office:value-type="float" office:value="0.000915209064260125">
            <text:p>0,00091520906426012500</text:p>
          </table:table-cell>
          <table:table-cell table:style-name="ce7" office:value-type="float" office:value="0.0000762965355534107">
            <text:p>0,00007629653555341070</text:p>
          </table:table-cell>
          <table:table-cell table:style-name="ce7" office:value-type="float" office:value="0.00000489080321131041">
            <text:p>0,00000489080321131041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6" office:value-type="string">
            <text:p>Od największych-pop. Wyraz</text:p>
          </table:table-cell>
          <table:table-cell table:style-name="ce7" office:value-type="float" office:value="0.000273675395874306">
            <text:p>0,00027367539587430600</text:p>
          </table:table-cell>
          <table:table-cell table:style-name="ce7" office:value-type="float" office:value="0.0000199125570361502">
            <text:p>0,00001991255703615020</text:p>
          </table:table-cell>
          <table:table-cell table:style-name="ce7" office:value-type="float" office:value="0.00000111789790935291">
            <text:p>0,00000111789790935291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17" number:min-integer-digits="1"/>
    </number:number-style>
    <number:number-style style:name="N108">
      <number:number number:decimal-places="14" number:min-integer-digits="1"/>
    </number:number-style>
    <number:number-style style:name="N109">
      <number:number number:decimal-places="20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7.03.2016</text:date>, <text:time>01:37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 ee</meta:initial-creator>
    <meta:creation-date>2016-03-06T15:09:09.63</meta:creation-date>
    <dc:date>2016-03-07T01:37:16.32</dc:date>
    <dc:creator>ed ee</dc:creator>
    <meta:editing-duration>PT14M29S</meta:editing-duration>
    <meta:editing-cycles>2</meta:editing-cycles>
    <meta:generator>OpenOffice/4.1.1$Win32 OpenOffice.org_project/411m6$Build-9775</meta:generator>
    <meta:document-statistic meta:table-count="3" meta:cell-count="536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maximum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9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208cm" svg:height="9.385cm" xlink:href=".." xlink:type="simple" chart:class="chart:line" chart:style-name="ch1">
        <chart:title svg:x="5.224cm" svg:y="0.323cm" chart:style-name="ch2">
          <text:p>Sumowanie wyrazów od końca-typ float</text:p>
        </chart:title>
        <chart:legend chart:legend-position="end" svg:x="16.282cm" svg:y="3.332cm" style:legend-expansion="high" chart:style-name="ch3"/>
        <chart:plot-area chart:style-name="ch4" table:cell-range-address="Arkusz3.E27:Arkusz3.G27 Arkusz3.D28:Arkusz3.D28 Arkusz3.E31:Arkusz3.G31 Arkusz3.D32:Arkusz3.D32 Arkusz3.E35:Arkusz3.G35 Arkusz3.D36:Arkusz3.D36 Arkusz3.E39:Arkusz3.G39 Arkusz3.D40:Arkusz3.D40 Arkusz3.E43:Arkusz3.G43 Arkusz3.D44:Arkusz3.D44 Arkusz3.E47:Arkusz3.G47" chart:data-source-has-labels="both" svg:x="1.402cm" svg:y="1.663cm" svg:width="14.152cm" svg:height="6.527cm">
          <chartooo:coordinate-region svg:x="5.648cm" svg:y="1.876cm" svg:width="9.481cm" svg:height="5.641cm"/>
          <chart:axis chart:dimension="x" chart:name="primary-x" chart:style-name="ch5" chartooo:axis-type="auto">
            <chartooo:date-scale/>
            <chart:title svg:x="7.865cm" svg:y="8.378cm" chart:style-name="ch6">
              <text:p>Epsilon</text:p>
            </chart:title>
            <chart:categories table:cell-range-address="Arkusz3.E27:Arkusz3.G27"/>
          </chart:axis>
          <chart:axis chart:dimension="y" chart:name="primary-y" chart:style-name="ch7">
            <chart:title svg:x="0.451cm" svg:y="6.015cm" chart:style-name="ch8">
              <text:p>Błąd względny</text:p>
            </chart:title>
            <chart:grid chart:style-name="ch9" chart:class="major"/>
          </chart:axis>
          <chart:series chart:style-name="ch10" chart:values-cell-range-address="Arkusz3.E31:Arkusz3.G31" chart:label-cell-address="Arkusz3.D28:Arkusz3.D28" chart:class="chart:line">
            <chart:data-point chart:repeated="3"/>
          </chart:series>
          <chart:series chart:style-name="ch11" chart:values-cell-range-address="Arkusz3.E35:Arkusz3.G35" chart:label-cell-address="Arkusz3.D32:Arkusz3.D32" chart:class="chart:line">
            <chart:data-point chart:repeated="3"/>
          </chart:series>
          <chart:series chart:style-name="ch12" chart:values-cell-range-address="Arkusz3.E39:Arkusz3.G39" chart:label-cell-address="Arkusz3.D36:Arkusz3.D36" chart:class="chart:line">
            <chart:data-point chart:repeated="3"/>
          </chart:series>
          <chart:series chart:style-name="ch13" chart:values-cell-range-address="Arkusz3.E43:Arkusz3.G43" chart:label-cell-address="Arkusz3.D40:Arkusz3.D40" chart:class="chart:line">
            <chart:data-point chart:repeated="3"/>
          </chart:series>
          <chart:series chart:style-name="ch14" chart:values-cell-range-address="Arkusz3.E47:Arkusz3.G47" chart:label-cell-address="Arkusz3.D44:Arkusz3.D44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Arkusz3.E27:Arkusz3.G27</svg:desc>
                </draw:g>
              </table:table-cell>
              <table:table-cell office:value-type="string">
                <text:p>0.01</text:p>
              </table:table-cell>
              <table:table-cell office:value-type="string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X=2</text:p>
                <draw:g>
                  <svg:desc>Arkusz3.D28:Arkusz3.D28</svg:desc>
                </draw:g>
              </table:table-cell>
              <table:table-cell office:value-type="float" office:value="0.00109673652332276">
                <text:p>0.00109673652332276</text:p>
                <draw:g>
                  <svg:desc>Arkusz3.E31:Arkusz3.G31</svg:desc>
                </draw:g>
              </table:table-cell>
              <table:table-cell office:value-type="float" office:value="0.000237481042859144">
                <text:p>0.000237481042859144</text:p>
              </table:table-cell>
              <table:table-cell office:value-type="float" office:value="0.00000832474324852228">
                <text:p>0.00000832474324852228</text:p>
              </table:table-cell>
            </table:table-row>
            <table:table-row>
              <table:table-cell office:value-type="string">
                <text:p>X=3</text:p>
                <draw:g>
                  <svg:desc>Arkusz3.D32:Arkusz3.D32</svg:desc>
                </draw:g>
              </table:table-cell>
              <table:table-cell office:value-type="float" office:value="0.0011025007115677">
                <text:p>0.0011025007115677</text:p>
                <draw:g>
                  <svg:desc>Arkusz3.E35:Arkusz3.G35</svg:desc>
                </draw:g>
              </table:table-cell>
              <table:table-cell office:value-type="float" office:value="0.0000714108973625116">
                <text:p>0.0000714108973625116</text:p>
              </table:table-cell>
              <table:table-cell office:value-type="float" office:value="0.000003418606638661">
                <text:p>0.000003418606638661</text:p>
              </table:table-cell>
            </table:table-row>
            <table:table-row>
              <table:table-cell office:value-type="string">
                <text:p>X=4</text:p>
                <draw:g>
                  <svg:desc>Arkusz3.D36:Arkusz3.D36</svg:desc>
                </draw:g>
              </table:table-cell>
              <table:table-cell office:value-type="float" office:value="0.000273675395874306">
                <text:p>0.000273675395874306</text:p>
                <draw:g>
                  <svg:desc>Arkusz3.E39:Arkusz3.G39</svg:desc>
                </draw:g>
              </table:table-cell>
              <table:table-cell office:value-type="float" office:value="0.0000199125570361502">
                <text:p>0.0000199125570361502</text:p>
              </table:table-cell>
              <table:table-cell office:value-type="float" office:value="0.00000111789790935291">
                <text:p>0.00000111789790935291</text:p>
              </table:table-cell>
            </table:table-row>
            <table:table-row>
              <table:table-cell office:value-type="string">
                <text:p>X=5</text:p>
                <draw:g>
                  <svg:desc>Arkusz3.D40:Arkusz3.D40</svg:desc>
                </draw:g>
              </table:table-cell>
              <table:table-cell office:value-type="float" office:value="0.0000689874650561251">
                <text:p>0.0000689874650561251</text:p>
                <draw:g>
                  <svg:desc>Arkusz3.E43:Arkusz3.G43</svg:desc>
                </draw:g>
              </table:table-cell>
              <table:table-cell office:value-type="float" office:value="0.00000534627133674803">
                <text:p>0.00000534627133674803</text:p>
              </table:table-cell>
              <table:table-cell office:value-type="float" office:value="0.00000154219367232145">
                <text:p>0.00000154219367232145</text:p>
              </table:table-cell>
            </table:table-row>
            <table:table-row>
              <table:table-cell office:value-type="string">
                <text:p>X=6</text:p>
                <draw:g>
                  <svg:desc>Arkusz3.D44:Arkusz3.D44</svg:desc>
                </draw:g>
              </table:table-cell>
              <table:table-cell office:value-type="float" office:value="0.0000568854229641147">
                <text:p>0.0000568854229641147</text:p>
                <draw:g>
                  <svg:desc>Arkusz3.E47:Arkusz3.G47</svg:desc>
                </draw:g>
              </table:table-cell>
              <table:table-cell office:value-type="float" office:value="0.00000514389466843568">
                <text:p>0.00000514389466843568</text:p>
              </table:table-cell>
              <table:table-cell office:value-type="float" office:value="0.000000378227554165278">
                <text:p>0.0000003782275541652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9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42cm" svg:y="0.316cm" chart:style-name="ch2">
          <text:p>Sumowanie wyrazów od początku-typ float</text:p>
        </chart:title>
        <chart:legend chart:legend-position="end" svg:x="14.074cm" svg:y="3.14cm" style:legend-expansion="high" chart:style-name="ch3"/>
        <chart:plot-area chart:style-name="ch4" table:cell-range-address="Arkusz3.E27:Arkusz3.G27 Arkusz3.D28:Arkusz3.D28 Arkusz3.E30:Arkusz3.G30 Arkusz3.D32:Arkusz3.D32 Arkusz3.E34:Arkusz3.G34 Arkusz3.D36:Arkusz3.D36 Arkusz3.E38:Arkusz3.G38 Arkusz3.D40:Arkusz3.D40 Arkusz3.E42:Arkusz3.G42 Arkusz3.D44:Arkusz3.D44 Arkusz3.E46:Arkusz3.G46" chart:data-source-has-labels="both" svg:x="1.358cm" svg:y="1.635cm" svg:width="12.076cm" svg:height="6.177cm">
          <chartooo:coordinate-region svg:x="5.604cm" svg:y="1.847cm" svg:width="7.405cm" svg:height="5.292cm"/>
          <chart:axis chart:dimension="x" chart:name="primary-x" chart:style-name="ch5" chartooo:axis-type="auto">
            <chartooo:date-scale/>
            <chart:title svg:x="6.783cm" svg:y="7.993cm" chart:style-name="ch6">
              <text:p>Epsilon</text:p>
            </chart:title>
            <chart:categories table:cell-range-address="Arkusz3.E27:Arkusz3.G27"/>
          </chart:axis>
          <chart:axis chart:dimension="y" chart:name="primary-y" chart:style-name="ch7">
            <chart:title svg:x="0.451cm" svg:y="5.812cm" chart:style-name="ch8">
              <text:p>Błąd względny</text:p>
            </chart:title>
            <chart:grid chart:style-name="ch9" chart:class="major"/>
          </chart:axis>
          <chart:series chart:style-name="ch10" chart:values-cell-range-address="Arkusz3.E30:Arkusz3.G30" chart:label-cell-address="Arkusz3.D28:Arkusz3.D28" chart:class="chart:line">
            <chart:data-point chart:repeated="3"/>
          </chart:series>
          <chart:series chart:style-name="ch11" chart:values-cell-range-address="Arkusz3.E34:Arkusz3.G34" chart:label-cell-address="Arkusz3.D32:Arkusz3.D32" chart:class="chart:line">
            <chart:data-point chart:repeated="3"/>
          </chart:series>
          <chart:series chart:style-name="ch12" chart:values-cell-range-address="Arkusz3.E38:Arkusz3.G38" chart:label-cell-address="Arkusz3.D36:Arkusz3.D36" chart:class="chart:line">
            <chart:data-point chart:repeated="3"/>
          </chart:series>
          <chart:series chart:style-name="ch13" chart:values-cell-range-address="Arkusz3.E42:Arkusz3.G42" chart:label-cell-address="Arkusz3.D40:Arkusz3.D40" chart:class="chart:line">
            <chart:data-point chart:repeated="3"/>
          </chart:series>
          <chart:series chart:style-name="ch14" chart:values-cell-range-address="Arkusz3.E46:Arkusz3.G46" chart:label-cell-address="Arkusz3.D44:Arkusz3.D44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Arkusz3.E27:Arkusz3.G27</svg:desc>
                </draw:g>
              </table:table-cell>
              <table:table-cell office:value-type="string">
                <text:p>0.01</text:p>
              </table:table-cell>
              <table:table-cell office:value-type="string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X=2</text:p>
                <draw:g>
                  <svg:desc>Arkusz3.D28:Arkusz3.D28</svg:desc>
                </draw:g>
              </table:table-cell>
              <table:table-cell office:value-type="float" office:value="0.00453375838696957">
                <text:p>0.00453375838696957</text:p>
                <draw:g>
                  <svg:desc>Arkusz3.E30:Arkusz3.G30</svg:desc>
                </draw:g>
              </table:table-cell>
              <table:table-cell office:value-type="float" office:value="0.00109667191281915">
                <text:p>0.00109667191281915</text:p>
              </table:table-cell>
              <table:table-cell office:value-type="float" office:value="0.0000464636832475662">
                <text:p>0.0000464636832475662</text:p>
              </table:table-cell>
            </table:table-row>
            <table:table-row>
              <table:table-cell office:value-type="string">
                <text:p>X=3</text:p>
                <draw:g>
                  <svg:desc>Arkusz3.D32:Arkusz3.D32</svg:desc>
                </draw:g>
              </table:table-cell>
              <table:table-cell office:value-type="float" office:value="0.00380291510373354">
                <text:p>0.00380291510373354</text:p>
                <draw:g>
                  <svg:desc>Arkusz3.E34:Arkusz3.G34</svg:desc>
                </draw:g>
              </table:table-cell>
              <table:table-cell office:value-type="float" office:value="0.000292290875222534">
                <text:p>0.000292290875222534</text:p>
              </table:table-cell>
              <table:table-cell office:value-type="float" office:value="0.0000160484596563037">
                <text:p>0.0000160484596563037</text:p>
              </table:table-cell>
            </table:table-row>
            <table:table-row>
              <table:table-cell office:value-type="string">
                <text:p>X=4</text:p>
                <draw:g>
                  <svg:desc>Arkusz3.D36:Arkusz3.D36</svg:desc>
                </draw:g>
              </table:table-cell>
              <table:table-cell office:value-type="float" office:value="0.000915209064260125">
                <text:p>0.000915209064260125</text:p>
                <draw:g>
                  <svg:desc>Arkusz3.E38:Arkusz3.G38</svg:desc>
                </draw:g>
              </table:table-cell>
              <table:table-cell office:value-type="float" office:value="0.0000762965355534107">
                <text:p>0.0000762965355534107</text:p>
              </table:table-cell>
              <table:table-cell office:value-type="float" office:value="0.00000489080321131041">
                <text:p>0.00000489080321131041</text:p>
              </table:table-cell>
            </table:table-row>
            <table:table-row>
              <table:table-cell office:value-type="string">
                <text:p>X=5</text:p>
                <draw:g>
                  <svg:desc>Arkusz3.D40:Arkusz3.D40</svg:desc>
                </draw:g>
              </table:table-cell>
              <table:table-cell office:value-type="float" office:value="0.000226085583562963">
                <text:p>0.000226085583562963</text:p>
                <draw:g>
                  <svg:desc>Arkusz3.E42:Arkusz3.G42</svg:desc>
                </draw:g>
              </table:table-cell>
              <table:table-cell office:value-type="float" office:value="0.0000197400786419166">
                <text:p>0.0000197400786419166</text:p>
              </table:table-cell>
              <table:table-cell office:value-type="float" office:value="0.00000524345841768081">
                <text:p>0.00000524345841768081</text:p>
              </table:table-cell>
            </table:table-row>
            <table:table-row>
              <table:table-cell office:value-type="string">
                <text:p>X=6</text:p>
                <draw:g>
                  <svg:desc>Arkusz3.D44:Arkusz3.D44</svg:desc>
                </draw:g>
              </table:table-cell>
              <table:table-cell office:value-type="float" office:value="0.000175043707713485">
                <text:p>0.000175043707713485</text:p>
                <draw:g>
                  <svg:desc>Arkusz3.E46:Arkusz3.G46</svg:desc>
                </draw:g>
              </table:table-cell>
              <table:table-cell office:value-type="float" office:value="0.0000177766960405279">
                <text:p>0.0000177766960405279</text:p>
              </table:table-cell>
              <table:table-cell office:value-type="float" office:value="0.00000166420124969591">
                <text:p>0.000001664201249695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9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3 4 5 6" chart:style-name="ch1">
        <chart:legend chart:legend-position="end" svg:x="14.074cm" svg:y="3.14cm" style:legend-expansion="high" chart:style-name="ch2"/>
        <chart:plot-area chart:style-name="ch3" table:cell-range-address="Arkusz3.P59:Arkusz3.P59 Arkusz3.E27:Arkusz3.G28 Arkusz3.D28:Arkusz3.D28 Arkusz3.D32:Arkusz3.G32 Arkusz3.D36:Arkusz3.G36 Arkusz3.D40:Arkusz3.G40 Arkusz3.D44:Arkusz3.G44" chart:data-source-has-labels="both" svg:x="0.77cm" svg:y="0.855cm" svg:width="12.664cm" svg:height="7.545cm">
          <chartooo:coordinate-region svg:x="5.016cm" svg:y="1.068cm" svg:width="7.993cm" svg:height="6.659cm"/>
          <chart:axis chart:dimension="x" chart:name="primary-x" chart:style-name="ch4" chartooo:axis-type="auto">
            <chartooo:date-scale/>
            <chart:categories table:cell-range-address="Arkusz3.E27:Arkusz3.G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3.E28:Arkusz3.G28" chart:label-cell-address="Arkusz3.D28:Arkusz3.D28" chart:class="chart:line">
            <chart:data-point chart:repeated="3"/>
          </chart:series>
          <chart:series chart:style-name="ch8" chart:values-cell-range-address="Arkusz3.E32:Arkusz3.G32" chart:label-cell-address="Arkusz3.D32:Arkusz3.D32" chart:class="chart:line">
            <chart:data-point chart:repeated="3"/>
          </chart:series>
          <chart:series chart:style-name="ch9" chart:values-cell-range-address="Arkusz3.E36:Arkusz3.G36" chart:label-cell-address="Arkusz3.D36:Arkusz3.D36" chart:class="chart:line">
            <chart:data-point chart:repeated="3"/>
          </chart:series>
          <chart:series chart:style-name="ch10" chart:values-cell-range-address="Arkusz3.E40:Arkusz3.G40" chart:label-cell-address="Arkusz3.D40:Arkusz3.D40" chart:class="chart:line">
            <chart:data-point chart:repeated="3"/>
          </chart:series>
          <chart:series chart:style-name="ch11" chart:values-cell-range-address="Arkusz3.E44:Arkusz3.G44" chart:label-cell-address="Arkusz3.D44:Arkusz3.D4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Arkusz3.E27:Arkusz3.G27</svg:desc>
                </draw:g>
              </table:table-cell>
              <table:table-cell office:value-type="string">
                <text:p>0.01</text:p>
              </table:table-cell>
              <table:table-cell office:value-type="string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X=2</text:p>
                <draw:g>
                  <svg:desc>Arkusz3.D28:Arkusz3.D28</svg:desc>
                </draw:g>
              </table:table-cell>
              <table:table-cell office:value-type="float" office:value="0.00453375838696957">
                <text:p>0.00453375838696957</text:p>
                <draw:g>
                  <svg:desc>Arkusz3.E28:Arkusz3.G28</svg:desc>
                </draw:g>
              </table:table-cell>
              <table:table-cell office:value-type="float" office:value="0.00109667191281915">
                <text:p>0.00109667191281915</text:p>
              </table:table-cell>
              <table:table-cell office:value-type="float" office:value="0.0000464636832475662">
                <text:p>0.0000464636832475662</text:p>
              </table:table-cell>
            </table:table-row>
            <table:table-row>
              <table:table-cell office:value-type="string">
                <text:p>X=3</text:p>
                <draw:g>
                  <svg:desc>Arkusz3.D32:Arkusz3.D32</svg:desc>
                </draw:g>
              </table:table-cell>
              <table:table-cell office:value-type="float" office:value="0.00380291510373354">
                <text:p>0.00380291510373354</text:p>
                <draw:g>
                  <svg:desc>Arkusz3.E32:Arkusz3.G32</svg:desc>
                </draw:g>
              </table:table-cell>
              <table:table-cell office:value-type="float" office:value="0.000292290875222534">
                <text:p>0.000292290875222534</text:p>
              </table:table-cell>
              <table:table-cell office:value-type="float" office:value="0.0000160484596563037">
                <text:p>0.0000160484596563037</text:p>
              </table:table-cell>
            </table:table-row>
            <table:table-row>
              <table:table-cell office:value-type="string">
                <text:p>X=4</text:p>
                <draw:g>
                  <svg:desc>Arkusz3.D36:Arkusz3.D36</svg:desc>
                </draw:g>
              </table:table-cell>
              <table:table-cell office:value-type="float" office:value="0.000915209064260125">
                <text:p>0.000915209064260125</text:p>
                <draw:g>
                  <svg:desc>Arkusz3.E36:Arkusz3.G36</svg:desc>
                </draw:g>
              </table:table-cell>
              <table:table-cell office:value-type="float" office:value="0.000362478400347754">
                <text:p>0.000362478400347754</text:p>
              </table:table-cell>
              <table:table-cell office:value-type="float" office:value="0.000362478400347754">
                <text:p>0.000362478400347754</text:p>
              </table:table-cell>
            </table:table-row>
            <table:table-row>
              <table:table-cell office:value-type="string">
                <text:p>X=5</text:p>
                <draw:g>
                  <svg:desc>Arkusz3.D40:Arkusz3.D40</svg:desc>
                </draw:g>
              </table:table-cell>
              <table:table-cell office:value-type="float" office:value="0.00223844265565276">
                <text:p>0.00223844265565276</text:p>
                <draw:g>
                  <svg:desc>Arkusz3.E40:Arkusz3.G40</svg:desc>
                </draw:g>
              </table:table-cell>
              <table:table-cell office:value-type="float" office:value="0.00223844265565276">
                <text:p>0.00223844265565276</text:p>
              </table:table-cell>
              <table:table-cell office:value-type="float" office:value="0.00223844265565276">
                <text:p>0.00223844265565276</text:p>
              </table:table-cell>
            </table:table-row>
            <table:table-row>
              <table:table-cell office:value-type="string">
                <text:p>X=6</text:p>
                <draw:g>
                  <svg:desc>Arkusz3.D44:Arkusz3.D44</svg:desc>
                </draw:g>
              </table:table-cell>
              <table:table-cell office:value-type="float" office:value="0.00792878400534391">
                <text:p>0.00792878400534391</text:p>
                <draw:g>
                  <svg:desc>Arkusz3.E44:Arkusz3.G44</svg:desc>
                </draw:g>
              </table:table-cell>
              <table:table-cell office:value-type="float" office:value="0.00792878400534391">
                <text:p>0.00792878400534391</text:p>
              </table:table-cell>
              <table:table-cell office:value-type="float" office:value="0.00792878400534391">
                <text:p>0.007928784005343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9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51cm" svg:y="0.316cm" chart:style-name="ch2">
          <text:p>Sumowanie ze wzrou-od końca float</text:p>
        </chart:title>
        <chart:legend chart:legend-position="end" svg:x="14.074cm" svg:y="3.14cm" style:legend-expansion="high" chart:style-name="ch3"/>
        <chart:plot-area chart:style-name="ch4" table:cell-range-address="Arkusz3.M31:Arkusz3.M31 Arkusz3.E27:Arkusz3.G27 Arkusz3.D28:Arkusz3.D28 Arkusz3.E29:Arkusz3.G29 Arkusz3.D32:Arkusz3.D32 Arkusz3.E33:Arkusz3.G33 Arkusz3.D36:Arkusz3.D36 Arkusz3.E37:Arkusz3.G37 Arkusz3.D40:Arkusz3.D40 Arkusz3.E41:Arkusz3.G41 Arkusz3.D44:Arkusz3.D44 Arkusz3.E45:Arkusz3.G45" chart:data-source-has-labels="both" svg:x="0.77cm" svg:y="1.635cm" svg:width="12.664cm" svg:height="6.765cm">
          <chartooo:coordinate-region svg:x="5.016cm" svg:y="1.848cm" svg:width="7.993cm" svg:height="5.879cm"/>
          <chart:axis chart:dimension="x" chart:name="primary-x" chart:style-name="ch5" chartooo:axis-type="auto">
            <chartooo:date-scale/>
            <chart:categories table:cell-range-address="Arkusz3.E27:Arkusz3.G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3.E29:Arkusz3.G29" chart:label-cell-address="Arkusz3.D28:Arkusz3.D28" chart:class="chart:line">
            <chart:data-point chart:repeated="3"/>
          </chart:series>
          <chart:series chart:style-name="ch9" chart:values-cell-range-address="Arkusz3.E33:Arkusz3.G33" chart:label-cell-address="Arkusz3.D32:Arkusz3.D32" chart:class="chart:line">
            <chart:data-point chart:repeated="3"/>
          </chart:series>
          <chart:series chart:style-name="ch10" chart:values-cell-range-address="Arkusz3.E37:Arkusz3.G37" chart:label-cell-address="Arkusz3.D36:Arkusz3.D36" chart:class="chart:line">
            <chart:data-point chart:repeated="3"/>
          </chart:series>
          <chart:series chart:style-name="ch11" chart:values-cell-range-address="Arkusz3.E41:Arkusz3.G41" chart:label-cell-address="Arkusz3.D40:Arkusz3.D40" chart:class="chart:line">
            <chart:data-point chart:repeated="3"/>
          </chart:series>
          <chart:series chart:style-name="ch12" chart:values-cell-range-address="Arkusz3.E45:Arkusz3.G45" chart:label-cell-address="Arkusz3.D44:Arkusz3.D4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Arkusz3.E27:Arkusz3.G27</svg:desc>
                </draw:g>
              </table:table-cell>
              <table:table-cell office:value-type="string">
                <text:p>0.01</text:p>
              </table:table-cell>
              <table:table-cell office:value-type="string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X=2</text:p>
                <draw:g>
                  <svg:desc>Arkusz3.D28:Arkusz3.D28</svg:desc>
                </draw:g>
              </table:table-cell>
              <table:table-cell office:value-type="float" office:value="0.00109673652332276">
                <text:p>0.00109673652332276</text:p>
                <draw:g>
                  <svg:desc>Arkusz3.E29:Arkusz3.G29</svg:desc>
                </draw:g>
              </table:table-cell>
              <table:table-cell office:value-type="float" office:value="0.000237481042859144">
                <text:p>0.000237481042859144</text:p>
              </table:table-cell>
              <table:table-cell office:value-type="float" office:value="0.00000832474324852228">
                <text:p>0.00000832474324852228</text:p>
              </table:table-cell>
            </table:table-row>
            <table:table-row>
              <table:table-cell office:value-type="string">
                <text:p>X=3</text:p>
                <draw:g>
                  <svg:desc>Arkusz3.D32:Arkusz3.D32</svg:desc>
                </draw:g>
              </table:table-cell>
              <table:table-cell office:value-type="float" office:value="0.0011025007115677">
                <text:p>0.0011025007115677</text:p>
                <draw:g>
                  <svg:desc>Arkusz3.E33:Arkusz3.G33</svg:desc>
                </draw:g>
              </table:table-cell>
              <table:table-cell office:value-type="float" office:value="0.0000714108973625116">
                <text:p>0.0000714108973625116</text:p>
              </table:table-cell>
              <table:table-cell office:value-type="float" office:value="0.0000248798605753109">
                <text:p>0.0000248798605753109</text:p>
              </table:table-cell>
            </table:table-row>
            <table:table-row>
              <table:table-cell office:value-type="string">
                <text:p>X=4</text:p>
                <draw:g>
                  <svg:desc>Arkusz3.D36:Arkusz3.D36</svg:desc>
                </draw:g>
              </table:table-cell>
              <table:table-cell office:value-type="float" office:value="0.00027360551757738">
                <text:p>0.00027360551757738</text:p>
                <draw:g>
                  <svg:desc>Arkusz3.E37:Arkusz3.G37</svg:desc>
                </draw:g>
              </table:table-cell>
              <table:table-cell office:value-type="float" office:value="0.00420678965747356">
                <text:p>0.00420678965747356</text:p>
              </table:table-cell>
              <table:table-cell office:value-type="float" office:value="0.00420678965747356">
                <text:p>0.00420678965747356</text:p>
              </table:table-cell>
            </table:table-row>
            <table:table-row>
              <table:table-cell office:value-type="string">
                <text:p>X=5</text:p>
                <draw:g>
                  <svg:desc>Arkusz3.D40:Arkusz3.D40</svg:desc>
                </draw:g>
              </table:table-cell>
              <table:table-cell office:value-type="float" office:value="0.0276558510959148">
                <text:p>0.0276558510959148</text:p>
                <draw:g>
                  <svg:desc>Arkusz3.E41:Arkusz3.G41</svg:desc>
                </draw:g>
              </table:table-cell>
              <table:table-cell office:value-type="float" office:value="0.0276558510959148">
                <text:p>0.0276558510959148</text:p>
              </table:table-cell>
              <table:table-cell office:value-type="float" office:value="0.276558510959148">
                <text:p>0.276558510959148</text:p>
              </table:table-cell>
            </table:table-row>
            <table:table-row>
              <table:table-cell office:value-type="string">
                <text:p>X=6</text:p>
                <draw:g>
                  <svg:desc>Arkusz3.D44:Arkusz3.D44</svg:desc>
                </draw:g>
              </table:table-cell>
              <table:table-cell office:value-type="float" office:value="0.00860429834574461">
                <text:p>0.00860429834574461</text:p>
                <draw:g>
                  <svg:desc>Arkusz3.E45:Arkusz3.G45</svg:desc>
                </draw:g>
              </table:table-cell>
              <table:table-cell office:value-type="float" office:value="0.00860429834574461">
                <text:p>0.00860429834574461</text:p>
              </table:table-cell>
              <table:table-cell office:value-type="float" office:value="0.00860429834574461">
                <text:p>0.008604298345744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